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833cm" style:rel-column-width="10922*"/>
    </style:style>
    <style:style style:name="Tabelle1.F" style:family="table-column">
      <style:table-column-properties style:column-width="2.835cm" style:rel-column-width="10925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F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30187c" officeooo:paragraph-rsid="0030187c"/>
    </style:style>
    <style:style style:name="P2" style:family="paragraph" style:parent-style-name="Text_20_body">
      <style:text-properties officeooo:rsid="001746fb" officeooo:paragraph-rsid="00186206"/>
    </style:style>
    <style:style style:name="P3" style:family="paragraph" style:parent-style-name="Text_20_body">
      <style:text-properties officeooo:rsid="001746fb" officeooo:paragraph-rsid="001d1580"/>
    </style:style>
    <style:style style:name="P4" style:family="paragraph" style:parent-style-name="Text_20_body">
      <style:text-properties officeooo:rsid="00155007" officeooo:paragraph-rsid="00155007"/>
    </style:style>
    <style:style style:name="P5" style:family="paragraph" style:parent-style-name="Text_20_body">
      <style:text-properties style:use-window-font-color="true" loext:opacity="0%" fo:font-weight="bold" officeooo:rsid="0024f30a" officeooo:paragraph-rsid="0024f30a" style:font-weight-asian="bold" style:font-weight-complex="bold"/>
    </style:style>
    <style:style style:name="P6" style:family="paragraph" style:parent-style-name="Text_20_body">
      <style:text-properties style:use-window-font-color="true" loext:opacity="0%" fo:font-weight="normal" officeooo:rsid="002503ed" officeooo:paragraph-rsid="002503ed" style:font-weight-asian="normal" style:font-weight-complex="normal"/>
    </style:style>
    <style:style style:name="P7" style:family="paragraph" style:parent-style-name="Text_20_body">
      <style:text-properties style:use-window-font-color="true" loext:opacity="0%" fo:font-weight="normal" officeooo:rsid="00294d6d" officeooo:paragraph-rsid="00294d6d" style:font-weight-asian="normal" style:font-weight-complex="normal"/>
    </style:style>
    <style:style style:name="P8" style:family="paragraph" style:parent-style-name="Text_20_body">
      <style:text-properties officeooo:rsid="0033a428" officeooo:paragraph-rsid="0033a428"/>
    </style:style>
    <style:style style:name="P9" style:family="paragraph" style:parent-style-name="Text_20_body">
      <style:text-properties officeooo:rsid="0034e9c1" officeooo:paragraph-rsid="0034e9c1"/>
    </style:style>
    <style:style style:name="P10" style:family="paragraph" style:parent-style-name="Text_20_body">
      <style:text-properties style:font-name="Liberation Sans" fo:font-size="16pt" fo:font-weight="bold" officeooo:rsid="0034e9c1" officeooo:paragraph-rsid="0034e9c1" style:font-name-asian="Noto Sans CJK SC" style:font-size-asian="16pt" style:font-weight-asian="bold" style:font-name-complex="Lohit Devanagari1" style:font-size-complex="16pt" style:font-weight-complex="bold"/>
    </style:style>
    <style:style style:name="P11" style:family="paragraph" style:parent-style-name="Text_20_body">
      <style:text-properties officeooo:rsid="0036d07e" officeooo:paragraph-rsid="0036d07e"/>
    </style:style>
    <style:style style:name="P12" style:family="paragraph" style:parent-style-name="Text_20_body">
      <style:text-properties officeooo:rsid="0037e979" officeooo:paragraph-rsid="0037e979"/>
    </style:style>
    <style:style style:name="P13" style:family="paragraph" style:parent-style-name="Text_20_body">
      <style:text-properties officeooo:rsid="0037e979" officeooo:paragraph-rsid="0057f610"/>
    </style:style>
    <style:style style:name="P14" style:family="paragraph" style:parent-style-name="Text_20_body">
      <style:text-properties officeooo:rsid="003f80c5" officeooo:paragraph-rsid="003f80c5"/>
    </style:style>
    <style:style style:name="P15" style:family="paragraph" style:parent-style-name="Text_20_body">
      <style:text-properties officeooo:rsid="0057f610" officeooo:paragraph-rsid="0057f610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rsid="0073f91b" officeooo:paragraph-rsid="0073f91b"/>
    </style:style>
    <style:style style:name="P20" style:family="paragraph" style:parent-style-name="Table_20_Contents">
      <style:text-properties officeooo:rsid="0073f91b" officeooo:paragraph-rsid="007cb3ab"/>
    </style:style>
    <style:style style:name="P21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tyle="italic" fo:font-weight="bold" officeooo:rsid="007ba633" officeooo:paragraph-rsid="007ba633" style:font-style-asian="italic" style:font-weight-asian="bold" style:font-style-complex="italic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tyle="italic" fo:font-weight="bold" officeooo:rsid="007cb3ab" officeooo:paragraph-rsid="007cb3ab" style:font-style-asian="italic" style:font-weight-asian="bold" style:font-style-complex="italic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tyle="italic" fo:font-weight="bold" officeooo:rsid="007dba23" officeooo:paragraph-rsid="007dba23" style:font-style-asian="italic" style:font-weight-asian="bold" style:font-style-complex="italic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tyle="italic" fo:font-weight="bold" officeooo:rsid="00811346" officeooo:paragraph-rsid="00811346" style:font-style-asian="italic" style:font-weight-asian="bold" style:font-style-complex="italic" style:font-weight-complex="bold"/>
    </style:style>
    <style:style style:name="P26" style:family="paragraph" style:parent-style-name="Table_20_Contents">
      <style:text-properties officeooo:rsid="007866e5" officeooo:paragraph-rsid="007866e5"/>
    </style:style>
    <style:style style:name="P27" style:family="paragraph" style:parent-style-name="Text_20_body">
      <style:text-properties officeooo:rsid="007866e5" officeooo:paragraph-rsid="0076a794"/>
    </style:style>
    <style:style style:name="P28" style:family="paragraph" style:parent-style-name="Table_20_Contents">
      <style:text-properties officeooo:rsid="007ba633" officeooo:paragraph-rsid="007ba633"/>
    </style:style>
    <style:style style:name="P29" style:family="paragraph" style:parent-style-name="Table_20_Contents">
      <style:paragraph-properties fo:text-align="center" style:justify-single-word="false"/>
      <style:text-properties officeooo:rsid="007ba633" officeooo:paragraph-rsid="007ba633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officeooo:rsid="007cb3ab" officeooo:paragraph-rsid="007cb3ab"/>
    </style:style>
    <style:style style:name="P32" style:family="paragraph" style:parent-style-name="Table_20_Contents">
      <style:text-properties officeooo:rsid="007dba23" officeooo:paragraph-rsid="007dba23"/>
    </style:style>
    <style:style style:name="P33" style:family="paragraph" style:parent-style-name="Table_20_Contents">
      <style:paragraph-properties fo:text-align="center" style:justify-single-word="false"/>
      <style:text-properties officeooo:rsid="007dba23" officeooo:paragraph-rsid="007dba23"/>
    </style:style>
    <style:style style:name="P34" style:family="paragraph" style:parent-style-name="Table_20_Contents">
      <style:text-properties officeooo:rsid="00811346" officeooo:paragraph-rsid="00811346"/>
    </style:style>
    <style:style style:name="P35" style:family="paragraph" style:parent-style-name="Table_20_Contents">
      <style:paragraph-properties fo:text-align="center" style:justify-single-word="false"/>
      <style:text-properties officeooo:rsid="00811346" officeooo:paragraph-rsid="00811346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Heading_20_3">
      <style:text-properties officeooo:rsid="001746fb" officeooo:paragraph-rsid="0023536c"/>
    </style:style>
    <style:style style:name="P40" style:family="paragraph" style:parent-style-name="Heading_20_3">
      <style:text-properties officeooo:rsid="0057f610" officeooo:paragraph-rsid="0057f610"/>
    </style:style>
    <style:style style:name="P41" style:family="paragraph" style:parent-style-name="Text_20_body" style:list-style-name="L1">
      <style:text-properties officeooo:rsid="001f7e90" officeooo:paragraph-rsid="001f7e90"/>
    </style:style>
    <style:style style:name="P42" style:family="paragraph" style:parent-style-name="Text_20_body" style:list-style-name="L1">
      <style:text-properties fo:color="#c9211e" loext:opacity="100%" fo:font-weight="bold" officeooo:rsid="001f7e90" officeooo:paragraph-rsid="001f7e90" style:font-weight-asian="bold" style:font-weight-complex="bold"/>
    </style:style>
    <style:style style:name="P43" style:family="paragraph" style:parent-style-name="Text_20_body" style:list-style-name="L2">
      <style:text-properties fo:color="#c9211e" loext:opacity="100%" fo:font-weight="bold" officeooo:rsid="0023536c" officeooo:paragraph-rsid="0023536c" style:font-weight-asian="bold" style:font-weight-complex="bold"/>
    </style:style>
    <style:style style:name="P44" style:family="paragraph" style:parent-style-name="Text_20_body" style:list-style-name="L2">
      <style:text-properties fo:color="#c9211e" loext:opacity="100%" fo:font-weight="bold" officeooo:rsid="0023c920" officeooo:paragraph-rsid="0023c920" style:font-weight-asian="bold" style:font-weight-complex="bold"/>
    </style:style>
    <style:style style:name="P45" style:family="paragraph" style:parent-style-name="Text_20_body" style:list-style-name="L4">
      <style:text-properties fo:color="#c9211e" loext:opacity="100%" fo:font-weight="normal" officeooo:rsid="0026ec49" officeooo:paragraph-rsid="0026ec49" style:font-weight-asian="normal" style:font-weight-complex="normal"/>
    </style:style>
    <style:style style:name="P46" style:family="paragraph" style:parent-style-name="Text_20_body" style:list-style-name="L12">
      <style:text-properties fo:color="#c9211e" loext:opacity="100%" officeooo:rsid="00579292" officeooo:paragraph-rsid="00579292"/>
    </style:style>
    <style:style style:name="P47" style:family="paragraph" style:parent-style-name="Text_20_body" style:list-style-name="L1">
      <style:text-properties officeooo:rsid="0023c920" officeooo:paragraph-rsid="0023c920"/>
    </style:style>
    <style:style style:name="P48" style:family="paragraph" style:parent-style-name="Text_20_body" style:list-style-name="L1">
      <style:text-properties officeooo:rsid="001746fb" officeooo:paragraph-rsid="0021a86a"/>
    </style:style>
    <style:style style:name="P49" style:family="paragraph" style:parent-style-name="Text_20_body" style:list-style-name="L6">
      <style:text-properties officeooo:rsid="001746fb" officeooo:paragraph-rsid="001746fb"/>
    </style:style>
    <style:style style:name="P50" style:family="paragraph" style:parent-style-name="Text_20_body" style:list-style-name="L7">
      <style:text-properties officeooo:rsid="001746fb" officeooo:paragraph-rsid="00186206"/>
    </style:style>
    <style:style style:name="P51" style:family="paragraph" style:parent-style-name="Text_20_body" style:list-style-name="L8">
      <style:text-properties officeooo:rsid="001746fb" officeooo:paragraph-rsid="001d1580"/>
    </style:style>
    <style:style style:name="P52" style:family="paragraph" style:parent-style-name="Text_20_body" style:list-style-name="L11">
      <style:text-properties officeooo:rsid="001746fb" officeooo:paragraph-rsid="0033fca2"/>
    </style:style>
    <style:style style:name="P53" style:family="paragraph" style:parent-style-name="Text_20_body" style:list-style-name="L2">
      <style:text-properties officeooo:rsid="0023536c" officeooo:paragraph-rsid="0023536c"/>
    </style:style>
    <style:style style:name="P54" style:family="paragraph" style:parent-style-name="Text_20_body" style:list-style-name="L3">
      <style:text-properties style:use-window-font-color="true" loext:opacity="0%" fo:font-weight="normal" officeooo:rsid="0024f9f0" officeooo:paragraph-rsid="0024f9f0" style:font-weight-asian="normal" style:font-weight-complex="normal"/>
    </style:style>
    <style:style style:name="P55" style:family="paragraph" style:parent-style-name="Text_20_body" style:list-style-name="L3">
      <style:text-properties style:use-window-font-color="true" loext:opacity="0%" fo:font-weight="normal" officeooo:rsid="002503ed" officeooo:paragraph-rsid="002503ed" style:font-weight-asian="normal" style:font-weight-complex="normal"/>
    </style:style>
    <style:style style:name="P56" style:family="paragraph" style:parent-style-name="Text_20_body" style:list-style-name="L4">
      <style:text-properties style:use-window-font-color="true" loext:opacity="0%" fo:font-weight="normal" officeooo:rsid="0026ec49" officeooo:paragraph-rsid="00282211" style:font-weight-asian="normal" style:font-weight-complex="normal"/>
    </style:style>
    <style:style style:name="P57" style:family="paragraph" style:parent-style-name="Text_20_body" style:list-style-name="L4">
      <style:text-properties style:use-window-font-color="true" loext:opacity="0%" fo:font-weight="normal" officeooo:rsid="0026ec49" officeooo:paragraph-rsid="0026ec49" style:font-weight-asian="normal" style:font-weight-complex="normal"/>
    </style:style>
    <style:style style:name="P58" style:family="paragraph" style:parent-style-name="Text_20_body" style:list-style-name="L5">
      <style:text-properties style:use-window-font-color="true" loext:opacity="0%" fo:font-weight="normal" officeooo:rsid="00294d6d" officeooo:paragraph-rsid="00294d6d" style:font-weight-asian="normal" style:font-weight-complex="normal"/>
    </style:style>
    <style:style style:name="P59" style:family="paragraph" style:parent-style-name="Text_20_body" style:list-style-name="L5">
      <style:text-properties style:use-window-font-color="true" loext:opacity="0%" fo:font-weight="normal" officeooo:rsid="00294d6d" officeooo:paragraph-rsid="002c7bfc" style:font-weight-asian="normal" style:font-weight-complex="normal"/>
    </style:style>
    <style:style style:name="P60" style:family="paragraph" style:parent-style-name="Text_20_body" style:list-style-name="L6">
      <style:text-properties officeooo:paragraph-rsid="0019ccd4"/>
    </style:style>
    <style:style style:name="P61" style:family="paragraph" style:parent-style-name="Text_20_body" style:list-style-name="L6">
      <style:text-properties officeooo:rsid="00155007" officeooo:paragraph-rsid="00155007"/>
    </style:style>
    <style:style style:name="P62" style:family="paragraph" style:parent-style-name="Text_20_body" style:list-style-name="L7">
      <style:text-properties officeooo:rsid="001803b8" officeooo:paragraph-rsid="001803b8"/>
    </style:style>
    <style:style style:name="P63" style:family="paragraph" style:parent-style-name="Text_20_body" style:list-style-name="L8">
      <style:text-properties officeooo:rsid="001803b8" officeooo:paragraph-rsid="001b2094"/>
    </style:style>
    <style:style style:name="P64" style:family="paragraph" style:parent-style-name="Text_20_body" style:list-style-name="L7">
      <style:text-properties officeooo:rsid="00182fd7" officeooo:paragraph-rsid="00182fd7"/>
    </style:style>
    <style:style style:name="P65" style:family="paragraph" style:parent-style-name="Text_20_body" style:list-style-name="L8">
      <style:text-properties officeooo:rsid="00182fd7" officeooo:paragraph-rsid="001cbb2d"/>
    </style:style>
    <style:style style:name="P66" style:family="paragraph" style:parent-style-name="Text_20_body" style:list-style-name="L8">
      <style:text-properties officeooo:rsid="001d1580" officeooo:paragraph-rsid="001d1580"/>
    </style:style>
    <style:style style:name="P67" style:family="paragraph" style:parent-style-name="Text_20_body" style:list-style-name="L9">
      <style:text-properties officeooo:rsid="0030187c" officeooo:paragraph-rsid="0053b0ed"/>
    </style:style>
    <style:style style:name="P68" style:family="paragraph" style:parent-style-name="Text_20_body" style:list-style-name="L10">
      <style:text-properties officeooo:rsid="0030187c" officeooo:paragraph-rsid="0030187c"/>
    </style:style>
    <style:style style:name="P69" style:family="paragraph" style:parent-style-name="Text_20_body" style:list-style-name="L11">
      <style:text-properties officeooo:rsid="0033a428" officeooo:paragraph-rsid="0033a428"/>
    </style:style>
    <style:style style:name="P70" style:family="paragraph" style:parent-style-name="Text_20_body" style:list-style-name="L12">
      <style:text-properties officeooo:rsid="00558055" officeooo:paragraph-rsid="00558055"/>
    </style:style>
    <style:style style:name="P71" style:family="paragraph" style:parent-style-name="Text_20_body" style:list-style-name="L13">
      <style:text-properties officeooo:rsid="0057f610" officeooo:paragraph-rsid="0057f610"/>
    </style:style>
    <style:style style:name="P72" style:family="paragraph" style:parent-style-name="Text_20_body" style:list-style-name="L13">
      <style:text-properties officeooo:rsid="0084afda" officeooo:paragraph-rsid="0084afda"/>
    </style:style>
    <style:style style:name="P73" style:family="paragraph" style:parent-style-name="Text_20_body" style:list-style-name="L14">
      <style:text-properties officeooo:rsid="005d1a1a" officeooo:paragraph-rsid="005d1a1a"/>
    </style:style>
    <style:style style:name="P74" style:family="paragraph" style:parent-style-name="Text_20_body" style:list-style-name="L15">
      <style:text-properties officeooo:rsid="0037e979" officeooo:paragraph-rsid="0037e979"/>
    </style:style>
    <style:style style:name="P75" style:family="paragraph" style:parent-style-name="Text_20_body">
      <style:text-properties officeooo:rsid="0037e979" officeooo:paragraph-rsid="0037e979"/>
    </style:style>
    <style:style style:name="P76" style:family="paragraph" style:parent-style-name="Text_20_body" style:list-style-name="L15">
      <style:text-properties officeooo:rsid="00659c4c" officeooo:paragraph-rsid="00659c4c"/>
    </style:style>
    <style:style style:name="P77" style:family="paragraph" style:parent-style-name="Text_20_body" style:list-style-name="L15">
      <style:text-properties officeooo:rsid="00672621" officeooo:paragraph-rsid="00672621"/>
    </style:style>
    <style:style style:name="P78" style:family="paragraph" style:parent-style-name="Text_20_body" style:list-style-name="L15">
      <style:text-properties officeooo:rsid="0068a1ec" officeooo:paragraph-rsid="0068a1ec"/>
    </style:style>
    <style:style style:name="P79" style:family="paragraph" style:parent-style-name="Text_20_body" style:list-style-name="L15">
      <style:text-properties officeooo:rsid="006dbb2e" officeooo:paragraph-rsid="006f25e2"/>
    </style:style>
    <style:style style:name="P80" style:family="paragraph" style:parent-style-name="Text_20_body" style:list-style-name="L16">
      <style:text-properties officeooo:rsid="004939d9" officeooo:paragraph-rsid="004939d9"/>
    </style:style>
    <style:style style:name="P81" style:family="paragraph" style:parent-style-name="Text_20_body" style:list-style-name="L16">
      <style:text-properties officeooo:rsid="004de0dc" officeooo:paragraph-rsid="004de0dc"/>
    </style:style>
    <style:style style:name="P82" style:family="paragraph" style:parent-style-name="Text_20_body" style:list-style-name="L16">
      <style:text-properties officeooo:rsid="004c7133" officeooo:paragraph-rsid="004c7133"/>
    </style:style>
    <style:style style:name="P83" style:family="paragraph" style:parent-style-name="Text_20_body" style:list-style-name="L16">
      <style:text-properties officeooo:rsid="004c7133" officeooo:paragraph-rsid="004edde9"/>
    </style:style>
    <style:style style:name="P84" style:family="paragraph" style:parent-style-name="Text_20_body" style:list-style-name="L16">
      <style:text-properties officeooo:rsid="004d0449" officeooo:paragraph-rsid="004d0449"/>
    </style:style>
    <style:style style:name="P85" style:family="paragraph" style:parent-style-name="Text_20_body" style:list-style-name="L16">
      <style:text-properties officeooo:rsid="004edde9" officeooo:paragraph-rsid="004edde9"/>
    </style:style>
    <style:style style:name="P86" style:family="paragraph" style:parent-style-name="Text_20_body" style:list-style-name="L17">
      <style:text-properties officeooo:rsid="0048856d" officeooo:paragraph-rsid="0048856d"/>
    </style:style>
    <style:style style:name="P87" style:family="paragraph" style:parent-style-name="Text_20_body" style:list-style-name="L18">
      <style:text-properties officeooo:rsid="0048a28c" officeooo:paragraph-rsid="0048a28c"/>
    </style:style>
    <style:style style:name="P88" style:family="paragraph" style:parent-style-name="Text_20_body" style:list-style-name="L18">
      <style:text-properties officeooo:rsid="00412898" officeooo:paragraph-rsid="0048a28c"/>
    </style:style>
    <style:style style:name="P89" style:family="paragraph" style:parent-style-name="Text_20_body" style:list-style-name="L19">
      <style:text-properties officeooo:rsid="00412898" officeooo:paragraph-rsid="00412898"/>
    </style:style>
    <style:style style:name="P90" style:family="paragraph" style:parent-style-name="Text_20_body" style:list-style-name="L19">
      <style:text-properties officeooo:rsid="003f80c5" officeooo:paragraph-rsid="003f80c5"/>
    </style:style>
    <style:style style:name="P91" style:family="paragraph" style:parent-style-name="Text_20_body" style:list-style-name="L19">
      <style:text-properties officeooo:rsid="00458ff1" officeooo:paragraph-rsid="00458ff1"/>
    </style:style>
    <style:style style:name="P92" style:family="paragraph" style:parent-style-name="Text_20_body" style:list-style-name="L20">
      <style:text-properties officeooo:rsid="008745ee" officeooo:paragraph-rsid="008745ee"/>
    </style:style>
    <style:style style:name="P93" style:family="paragraph" style:parent-style-name="Text_20_body" style:list-style-name="L20">
      <style:text-properties officeooo:rsid="008858cd" officeooo:paragraph-rsid="008858cd"/>
    </style:style>
    <style:style style:name="T1" style:family="text">
      <style:text-properties officeooo:rsid="00155007"/>
    </style:style>
    <style:style style:name="T2" style:family="text">
      <style:text-properties officeooo:rsid="00182fd7"/>
    </style:style>
    <style:style style:name="T3" style:family="text">
      <style:text-properties officeooo:rsid="001b2094"/>
    </style:style>
    <style:style style:name="T4" style:family="text">
      <style:text-properties officeooo:rsid="00207bf5"/>
    </style:style>
    <style:style style:name="T5" style:family="text">
      <style:text-properties officeooo:rsid="0023536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4f9f0"/>
    </style:style>
    <style:style style:name="T8" style:family="text">
      <style:text-properties officeooo:rsid="002535b6"/>
    </style:style>
    <style:style style:name="T9" style:family="text">
      <style:text-properties officeooo:rsid="0026ec49"/>
    </style:style>
    <style:style style:name="T10" style:family="text">
      <style:text-properties officeooo:rsid="00282211"/>
    </style:style>
    <style:style style:name="T11" style:family="text">
      <style:text-properties fo:color="#c9211e" loext:opacity="100%" fo:font-weight="bold" officeooo:rsid="0023c920" style:font-weight-asian="bold" style:font-weight-complex="bold"/>
    </style:style>
    <style:style style:name="T12" style:family="text">
      <style:text-properties officeooo:rsid="002c7bfc"/>
    </style:style>
    <style:style style:name="T13" style:family="text">
      <style:text-properties officeooo:rsid="0031646b"/>
    </style:style>
    <style:style style:name="T14" style:family="text">
      <style:text-properties officeooo:rsid="0033a428"/>
    </style:style>
    <style:style style:name="T15" style:family="text">
      <style:text-properties officeooo:rsid="0034e9c1"/>
    </style:style>
    <style:style style:name="T16" style:family="text">
      <style:text-properties officeooo:rsid="003a910c"/>
    </style:style>
    <style:style style:name="T17" style:family="text">
      <style:text-properties officeooo:rsid="0046c503"/>
    </style:style>
    <style:style style:name="T18" style:family="text">
      <style:text-properties officeooo:rsid="0048a28c"/>
    </style:style>
    <style:style style:name="T19" style:family="text">
      <style:text-properties officeooo:rsid="004ab4c6"/>
    </style:style>
    <style:style style:name="T20" style:family="text">
      <style:text-properties officeooo:rsid="004e2ee5"/>
    </style:style>
    <style:style style:name="T21" style:family="text">
      <style:text-properties officeooo:rsid="0051d697"/>
    </style:style>
    <style:style style:name="T22" style:family="text">
      <style:text-properties officeooo:rsid="005391e9"/>
    </style:style>
    <style:style style:name="T23" style:family="text">
      <style:text-properties officeooo:rsid="0053b0ed"/>
    </style:style>
    <style:style style:name="T24" style:family="text">
      <style:text-properties officeooo:rsid="0059d59a"/>
    </style:style>
    <style:style style:name="T25" style:family="text">
      <style:text-properties officeooo:rsid="005a45e5"/>
    </style:style>
    <style:style style:name="T26" style:family="text">
      <style:text-properties officeooo:rsid="005f9775"/>
    </style:style>
    <style:style style:name="T27" style:family="text">
      <style:text-properties officeooo:rsid="0065e787"/>
    </style:style>
    <style:style style:name="T28" style:family="text">
      <style:text-properties officeooo:rsid="0067804c"/>
    </style:style>
    <style:style style:name="T29" style:family="text">
      <style:text-properties officeooo:rsid="006f25e2"/>
    </style:style>
    <style:style style:name="T30" style:family="text">
      <style:text-properties officeooo:rsid="0088970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6"><text:a xlink:type="simple" xlink:href="#__RefHeading___Toc259_1748307249" text:style-name="Index_20_Link" text:visited-style-name="Index_20_Link">Projekte<text:tab/>1</text:a></text:p>
          <text:p text:style-name="P17"><text:a xlink:type="simple" xlink:href="#__RefHeading___Toc261_1748307249" text:style-name="Index_20_Link" text:visited-style-name="Index_20_Link">Maze-Projekte<text:tab/>1</text:a></text:p>
          <text:p text:style-name="P18"><text:a xlink:type="simple" xlink:href="#__RefHeading___Toc263_1748307249" text:style-name="Index_20_Link" text:visited-style-name="Index_20_Link">maze-hamburg<text:tab/>1</text:a></text:p>
          <text:p text:style-name="P18"><text:a xlink:type="simple" xlink:href="#__RefHeading___Toc265_1748307249" text:style-name="Index_20_Link" text:visited-style-name="Index_20_Link">maze-munich<text:tab/>1</text:a></text:p>
          <text:p text:style-name="P18"><text:a xlink:type="simple" xlink:href="#__RefHeading___Toc267_1748307249" text:style-name="Index_20_Link" text:visited-style-name="Index_20_Link">maze-frankfurt (FrankfurtFunction)<text:tab/>2</text:a></text:p>
          <text:p text:style-name="P18"><text:a xlink:type="simple" xlink:href="#__RefHeading___Toc269_1748307249" text:style-name="Index_20_Link" text:visited-style-name="Index_20_Link">maze-leipzig<text:tab/>2</text:a></text:p>
          <text:p text:style-name="P18"><text:a xlink:type="simple" xlink:href="#__RefHeading___Toc271_1748307249" text:style-name="Index_20_Link" text:visited-style-name="Index_20_Link">maze-augsburg<text:tab/>2</text:a></text:p>
          <text:p text:style-name="P17"><text:a xlink:type="simple" xlink:href="#__RefHeading___Toc273_1748307249" text:style-name="Index_20_Link" text:visited-style-name="Index_20_Link">Sonstige Projekte<text:tab/>2</text:a></text:p>
          <text:p text:style-name="P18"><text:a xlink:type="simple" xlink:href="#__RefHeading___Toc275_1748307249" text:style-name="Index_20_Link" text:visited-style-name="Index_20_Link">eval-gradle<text:tab/>2</text:a></text:p>
          <text:p text:style-name="P18"><text:a xlink:type="simple" xlink:href="#__RefHeading___Toc277_1748307249" text:style-name="Index_20_Link" text:visited-style-name="Index_20_Link">intel-lambda-one<text:tab/>2</text:a></text:p>
          <text:p text:style-name="P18"><text:a xlink:type="simple" xlink:href="#__RefHeading___Toc279_1748307249" text:style-name="Index_20_Link" text:visited-style-name="Index_20_Link">eval-eventbridge<text:tab/>3</text:a></text:p>
          <text:p text:style-name="P18"><text:a xlink:type="simple" xlink:href="#__RefHeading___Toc429_1203933816" text:style-name="Index_20_Link" text:visited-style-name="Index_20_Link">sqsjms<text:tab/>3</text:a></text:p>
          <text:p text:style-name="P18"><text:a xlink:type="simple" xlink:href="#__RefHeading___Toc281_1748307249" text:style-name="Index_20_Link" text:visited-style-name="Index_20_Link">eval-aws-sns<text:tab/>3</text:a></text:p>
          <text:p text:style-name="P18"><text:a xlink:type="simple" xlink:href="#__RefHeading___Toc283_1748307249" text:style-name="Index_20_Link" text:visited-style-name="Index_20_Link">eval-aws-sqs<text:tab/>3</text:a></text:p>
          <text:p text:style-name="P18"><text:a xlink:type="simple" xlink:href="#__RefHeading___Toc480_4071189592" text:style-name="Index_20_Link" text:visited-style-name="Index_20_Link">lmbdboot<text:tab/>3</text:a></text:p>
          <text:p text:style-name="P18"><text:a xlink:type="simple" xlink:href="#__RefHeading___Toc285_1748307249" text:style-name="Index_20_Link" text:visited-style-name="Index_20_Link">stocks<text:tab/>3</text:a></text:p>
          <text:p text:style-name="P18"><text:a xlink:type="simple" xlink:href="#__RefHeading___Toc287_1748307249" text:style-name="Index_20_Link" text:visited-style-name="Index_20_Link">todobe<text:tab/>3</text:a></text:p>
          <text:p text:style-name="P18"><text:a xlink:type="simple" xlink:href="#__RefHeading___Toc287_17483072491" text:style-name="Index_20_Link" text:visited-style-name="Index_20_Link">batch-eval<text:tab/>3</text:a></text:p>
          <text:p text:style-name="P18"><text:a xlink:type="simple" xlink:href="#__RefHeading___Toc509_2089778430" text:style-name="Index_20_Link" text:visited-style-name="Index_20_Link">springbatcheval<text:tab/>4</text:a></text:p>
          <text:p text:style-name="P18"><text:a xlink:type="simple" xlink:href="#__RefHeading___Toc511_2089778430" text:style-name="Index_20_Link" text:visited-style-name="Index_20_Link">elastic-search-spring-data-eval<text:tab/>4</text:a></text:p>
          <text:p text:style-name="P17"><text:a xlink:type="simple" xlink:href="#__RefHeading___Toc289_1748307249" text:style-name="Index_20_Link" text:visited-style-name="Index_20_Link">Datenbank, Docker und Localstack<text:tab/>4</text:a></text:p>
          <text:p text:style-name="P18"><text:a xlink:type="simple" xlink:href="#__RefHeading___Toc291_1748307249" text:style-name="Index_20_Link" text:visited-style-name="Index_20_Link">jpaeval<text:tab/>4</text:a></text:p>
          <text:p text:style-name="P18"><text:a xlink:type="simple" xlink:href="#__RefHeading___Toc293_1748307249" text:style-name="Index_20_Link" text:visited-style-name="Index_20_Link">jdbc-eval<text:tab/>5</text:a></text:p>
          <text:p text:style-name="P18"><text:a xlink:type="simple" xlink:href="#__RefHeading___Toc295_1748307249" text:style-name="Index_20_Link" text:visited-style-name="Index_20_Link">docker-eval-one<text:tab/>5</text:a></text:p>
          <text:p text:style-name="P18"><text:a xlink:type="simple" xlink:href="#__RefHeading___Toc297_1748307249" text:style-name="Index_20_Link" text:visited-style-name="Index_20_Link">docker-compose-eval<text:tab/>5</text:a></text:p>
          <text:p text:style-name="P18"><text:a xlink:type="simple" xlink:href="#__RefHeading___Toc299_1748307249" text:style-name="Index_20_Link" text:visited-style-name="Index_20_Link">localstack-eval<text:tab/>5</text:a></text:p>
          <text:p text:style-name="P17"><text:a xlink:type="simple" xlink:href="#__RefHeading___Toc691_1196028016" text:style-name="Index_20_Link" text:visited-style-name="Index_20_Link">Cloudformation Templates<text:tab/>5</text:a></text:p>
        </text:index-body>
      </text:table-of-content>
      <text:h text:style-name="Heading_20_1" text:outline-level="1"><text:bookmark-start text:name="__RefHeading___Toc259_1748307249"/>Projekte<text:bookmark-end text:name="__RefHeading___Toc259_1748307249"/></text:h>
      <text:h text:style-name="Heading_20_2" text:outline-level="2"><text:bookmark-start text:name="__RefHeading___Toc261_1748307249"/>Maze-Projekte<text:bookmark-end text:name="__RefHeading___Toc261_1748307249"/></text:h>
      <text:h text:style-name="Heading_20_3" text:outline-level="3"><text:bookmark-start text:name="__RefHeading___Toc263_1748307249"/>maze-hamburg<text:bookmark-end text:name="__RefHeading___Toc263_1748307249"/></text:h>
      <text:list xml:id="list2455395275" text:style-name="L1">
        <text:list-item>
          <text:p text:style-name="P41">Lambda-Projekt, fortgeschritten</text:p>
        </text:list-item>
        <text:list-item>
          <text:p text:style-name="P41">Lambda-Function mit API-Gateway</text:p>
        </text:list-item>
        <text:list-item>
          <text:p text:style-name="P42">Beantwortet REST-Anfragen</text:p>
        </text:list-item>
        <text:list-item>
          <text:p text:style-name="P47">Kann Anfragen von <text:span text:style-name="T6">maze-munich</text:span> beantwortem</text:p>
        </text:list-item>
        <text:list-item>
          <text:p text:style-name="P41">Kennt <text:span text:style-name="T4">ihre</text:span> IP-Adresse</text:p>
        </text:list-item>
        <text:list-item>
          <text:p text:style-name="P41">deployable</text:p>
        </text:list-item>
        <text:list-item>
          <text:p text:style-name="P48">Nicht im VCS eingecheckt</text:p>
        </text:list-item>
      </text:list>
      <text:h text:style-name="P39" text:outline-level="3"><text:bookmark-start text:name="__RefHeading___Toc265_1748307249"/>maze-<text:span text:style-name="T5">munich</text:span><text:bookmark-end text:name="__RefHeading___Toc265_1748307249"/></text:h>
      <text:list xml:id="list486413084" text:style-name="L2">
        <text:list-item>
          <text:p text:style-name="P53">Angular-Projekt</text:p>
        </text:list-item>
        <text:list-item>
          <text:p text:style-name="P43"><text:soft-page-break/>Kann auf S3 abgelegt und von dort angefordert werden</text:p>
        </text:list-item>
        <text:list-item>
          <text:p text:style-name="P44">Kann über API-Gateway mit Lambda (maze-hamburg) kommunizieren!</text:p>
        </text:list-item>
      </text:list>
      <text:p text:style-name="P5"/>
      <text:h text:style-name="Heading_20_3" text:outline-level="3"><text:bookmark-start text:name="__RefHeading___Toc267_1748307249"/><text:span text:style-name="T9">m</text:span>aze-frankfurt <text:span text:style-name="T7">(FrankfurtFunction)</text:span><text:bookmark-end text:name="__RefHeading___Toc267_1748307249"/></text:h>
      <text:list xml:id="list3085393375" text:style-name="L3">
        <text:list-item>
          <text:p text:style-name="P54">Lambda-Projekt</text:p>
        </text:list-item>
        <text:list-item>
          <text:p text:style-name="P54">Das Projekt wird in IntelliJ falsch geladen</text:p>
        </text:list-item>
        <text:list-item>
          <text:p text:style-name="P55">Lauscht auf SNS-Nachrichten / <text:span text:style-name="T8">SNS-Topic </text:span><text:span text:style-name="T12">(die von maze-augsburg aus verschickt werden)</text:span></text:p>
        </text:list-item>
      </text:list>
      <text:p text:style-name="P6"/>
      <text:h text:style-name="Heading_20_3" text:outline-level="3"><text:bookmark-start text:name="__RefHeading___Toc269_1748307249"/>maze-leipzig<text:bookmark-end text:name="__RefHeading___Toc269_1748307249"/></text:h>
      <text:list xml:id="list877585169" text:style-name="L4">
        <text:list-item>
          <text:p text:style-name="P56">Lambda-Projekt <text:span text:style-name="T10">mit </text:span><text:span text:style-name="T11">API-Gateway</text:span></text:p>
        </text:list-item>
        <text:list-item>
          <text:p text:style-name="P57">Mit Dokumentation</text:p>
        </text:list-item>
        <text:list-item>
          <text:p text:style-name="P45">Lambda kann lokal gestartet werden!</text:p>
        </text:list-item>
        <text:list-item>
          <text:p text:style-name="P57">xyxx</text:p>
        </text:list-item>
      </text:list>
      <text:p text:style-name="P6"/>
      <text:h text:style-name="Heading_20_3" text:outline-level="3"><text:bookmark-start text:name="__RefHeading___Toc271_1748307249"/>maze-augsburg<text:bookmark-end text:name="__RefHeading___Toc271_1748307249"/></text:h>
      <text:list xml:id="list554502169" text:style-name="L5">
        <text:list-item>
          <text:p text:style-name="P58">Plain-Java-Anwendung</text:p>
        </text:list-item>
        <text:list-item>
          <text:p text:style-name="P59">Verschickt Events an SQS und SNS <text:span text:style-name="T12">(die von maze-frankfurt empfangen werden)</text:span></text:p>
        </text:list-item>
      </text:list>
      <text:p text:style-name="P7"/>
      <text:h text:style-name="Heading_20_2" text:outline-level="2"><text:bookmark-start text:name="__RefHeading___Toc273_1748307249"/>Sonstige Projekte<text:bookmark-end text:name="__RefHeading___Toc273_1748307249"/></text:h>
      <text:h text:style-name="Heading_20_3" text:outline-level="3"><text:bookmark-start text:name="__RefHeading___Toc275_1748307249"/><text:span text:style-name="T1">e</text:span>val-gradle<text:bookmark-end text:name="__RefHeading___Toc275_1748307249"/></text:h>
      <text:list xml:id="list1850256786" text:style-name="L6">
        <text:list-item>
          <text:p text:style-name="P60"><text:span text:style-name="T1">Java-Projekt</text:span><text:span text:style-name="T2">E, ntwicklungsstufe: gering</text:span><text:span text:style-name="T1">, gebaut mit Gradle</text:span></text:p>
        </text:list-item>
        <text:list-item>
          <text:p text:style-name="P61">Absolute Gradle-Basics, nichts weiter</text:p>
        </text:list-item>
        <text:list-item>
          <text:p text:style-name="P49">Nicht im VCS eingecheckt</text:p>
        </text:list-item>
      </text:list>
      <text:p text:style-name="P4"/>
      <text:h text:style-name="Heading_20_3" text:outline-level="3"><text:bookmark-start text:name="__RefHeading___Toc277_1748307249"/>intel-lambda-one<text:bookmark-end text:name="__RefHeading___Toc277_1748307249"/></text:h>
      <text:list xml:id="list1797300630" text:style-name="L7">
        <text:list-item>
          <text:p text:style-name="P62">Lambda, <text:span text:style-name="T2">Entwicklungsstufe: gering</text:span></text:p>
        </text:list-item>
        <text:list-item>
          <text:p text:style-name="P64">Keine Dokumentation</text:p>
        </text:list-item>
        <text:list-item>
          <text:p text:style-name="P64">Enthält einen EventProducer, der über AmazonEventBridge Events verschicken kann</text:p>
        </text:list-item>
        <text:list-item>
          <text:p text:style-name="P50">Nicht im VCS eingecheckt</text:p>
        </text:list-item>
      </text:list>
      <text:p text:style-name="P2"/>
      <text:h text:style-name="Heading_20_3" text:outline-level="3"><text:bookmark-start text:name="__RefHeading___Toc279_1748307249"/><text:soft-page-break/>eval-eventbridge<text:bookmark-end text:name="__RefHeading___Toc279_1748307249"/></text:h>
      <text:list xml:id="list945390504" text:style-name="L8">
        <text:list-item>
          <text:p text:style-name="P63">Lambda, <text:span text:style-name="T2">Entwicklungsstufe: </text:span><text:span text:style-name="T3">fortgeschrittener</text:span></text:p>
        </text:list-item>
        <text:list-item>
          <text:p text:style-name="P65">Keine Dokumentation</text:p>
        </text:list-item>
        <text:list-item>
          <text:p text:style-name="P66">Kann CloudWatchEvents verarbeiten – über „EC2 Instance State-change Notification“</text:p>
        </text:list-item>
        <text:list-item>
          <text:p text:style-name="P51">Nicht im VCS eingecheckt</text:p>
        </text:list-item>
      </text:list>
      <text:p text:style-name="P3"/>
      <text:h text:style-name="Heading_20_3" text:outline-level="3"><text:bookmark-start text:name="__RefHeading___Toc429_1203933816"/>sqsjms<text:bookmark-end text:name="__RefHeading___Toc429_1203933816"/></text:h>
      <text:list xml:id="list2401074694" text:style-name="L9">
        <text:list-item>
          <text:p text:style-name="P67"><text:span text:style-name="T22">Senden und </text:span><text:span text:style-name="T14">Empfangen von SQS-</text:span><text:span text:style-name="T23">N</text:span><text:span text:style-name="T22">achrichten </text:span><text:span text:style-name="T23">mittels JMS Template</text:span></text:p>
        </text:list-item>
      </text:list>
      <text:p text:style-name="P3"/>
      <text:h text:style-name="Heading_20_3" text:outline-level="3"><text:bookmark-start text:name="__RefHeading___Toc281_1748307249"/>eval-aws-sns<text:bookmark-end text:name="__RefHeading___Toc281_1748307249"/></text:h>
      <text:list xml:id="list2996513870" text:style-name="L10">
        <text:list-item>
          <text:p text:style-name="P68">Verschicken von SNS-Events <text:span text:style-name="T13">bzw. Erstellung von SNS-Topics</text:span>?</text:p>
        </text:list-item>
      </text:list>
      <text:p text:style-name="P1"/>
      <text:h text:style-name="Heading_20_3" text:outline-level="3"><text:bookmark-start text:name="__RefHeading___Toc283_1748307249"/><text:span text:style-name="T14">e</text:span>val-aws-s<text:span text:style-name="T14">qs</text:span><text:bookmark-end text:name="__RefHeading___Toc283_1748307249"/></text:h>
      <text:list xml:id="list3559834146" text:style-name="L11">
        <text:list-item>
          <text:p text:style-name="P69"><text:span text:style-name="T22">Senden und </text:span>Empfangen von SQS-<text:span text:style-name="T23">N</text:span><text:span text:style-name="T22">achrichten</text:span></text:p>
        </text:list-item>
        <text:list-item>
          <text:p text:style-name="P52">Nicht im VCS eingecheckt</text:p>
        </text:list-item>
      </text:list>
      <text:p text:style-name="P8"/>
      <text:h text:style-name="Heading_20_3" text:outline-level="3"><text:bookmark-start text:name="__RefHeading___Toc480_4071189592"/>lmbdboot<text:bookmark-end text:name="__RefHeading___Toc480_4071189592"/></text:h>
      <text:list xml:id="list1101002929" text:style-name="L12">
        <text:list-item>
          <text:p text:style-name="P70">Lambda – basierend auf Spring Boot</text:p>
        </text:list-item>
        <text:list-item>
          <text:p text:style-name="P70">Lambda kann lokal debuggt werden!</text:p>
        </text:list-item>
        <text:list-item>
          <text:p text:style-name="P46">TODO: auf AWS deployen!</text:p>
        </text:list-item>
      </text:list>
      <text:p text:style-name="P8"/>
      <text:h text:style-name="Heading_20_3" text:outline-level="3"><text:bookmark-start text:name="__RefHeading___Toc285_1748307249"/>stocks<text:bookmark-end text:name="__RefHeading___Toc285_1748307249"/></text:h>
      <text:p text:style-name="P12">tbd.</text:p>
      <text:p text:style-name="P12"/>
      <text:p text:style-name="P12"/>
      <text:h text:style-name="Heading_20_3" text:outline-level="3"><text:bookmark-start text:name="__RefHeading___Toc287_1748307249"/>todobe<text:bookmark-end text:name="__RefHeading___Toc287_1748307249"/></text:h>
      <text:p text:style-name="P12">tbd.</text:p>
      <text:p text:style-name="P12"/>
      <text:h text:style-name="P40" text:outline-level="3"><text:bookmark-start text:name="__RefHeading___Toc287_17483072491"/>batch-eval<text:bookmark-end text:name="__RefHeading___Toc287_17483072491"/></text:h>
      <text:list xml:id="list250373792" text:style-name="L13">
        <text:list-item>
          <text:p text:style-name="P71"><text:span text:style-name="T26">AWS</text:span> Batch <text:span text:style-name="T26">Anwendung</text:span></text:p>
        </text:list-item>
        <text:list-item>
          <text:p text:style-name="P71"><text:soft-page-break/><text:span text:style-name="T26">Anwendung kann auch als</text:span> Docker-<text:span text:style-name="T24">I</text:span>mage gebaut und <text:span text:style-name="T25">so </text:span>ausgeführt w<text:span text:style-name="T25">erden</text:span></text:p>
        </text:list-item>
        <text:list-item>
          <text:p text:style-name="P72">Cloudformation-Definition vorhanden!</text:p>
        </text:list-item>
      </text:list>
      <text:p text:style-name="P15"/>
      <text:p text:style-name="P13"/>
      <text:h text:style-name="Heading_20_3" text:outline-level="3"><text:bookmark-start text:name="__RefHeading___Toc509_2089778430"/>springbatcheval<text:bookmark-end text:name="__RefHeading___Toc509_2089778430"/></text:h>
      <text:list xml:id="list587903029" text:style-name="L14">
        <text:list-item>
          <text:p text:style-name="P73"><text:bookmark-start text:name="__DdeLink__434_1203933816"/>Eine SpringBoot-Anwendung, die einen SpringBatch-Job startet bzw. ausführt<text:bookmark-end text:name="__DdeLink__434_1203933816"/></text:p>
        </text:list-item>
      </text:list>
      <text:p text:style-name="P12"/>
      <text:h text:style-name="Heading_20_3" text:outline-level="3"><text:bookmark-start text:name="__RefHeading___Toc511_2089778430"/>elastic-search-spring-data-eval<text:bookmark-end text:name="__RefHeading___Toc511_2089778430"/></text:h>
      <text:list xml:id="list3452768679" text:style-name="L15">
        <text:list-item>
          <text:p text:style-name="P74">This example demonstrates how to use Spring Data Elasticsearch to do simple CRUD operations AND auto-suggest function.</text:p>
        </text:list-item>
        <text:list-item>
          <text:p text:style-name="P76">Die Readme beschreibt, wie man ElasticSearch als Docker-Image zum Einsatz bringen kann.</text:p>
        </text:list-item>
        <text:list-item>
          <text:p text:style-name="P76">Darauf baut eine Spring Boot App auf, die nach außen eine REST-Schnittstelle anbietet und intern <text:s/>ElasticSearch abfragt / <text:span text:style-name="T27">füttert</text:span>.</text:p>
        </text:list-item>
        <text:list-item>
          <text:p text:style-name="P77">Man beachte die Repository-Klassen, die von ElasticsearchRepository erben und wie JP<text:span text:style-name="T28">A</text:span>-Klassen genutzt werden.</text:p>
        </text:list-item>
        <text:list-item>
          <text:p text:style-name="P78">Beispielhaft ist auch eine Auto-Suggest-Logik (wie Suche bei Google) umgesetzt.</text:p>
        </text:list-item>
        <text:list-item>
          <text:p text:style-name="P79">Beachte auch elasticsearch.txt <text:span text:style-name="T29">in </text:span>linot.</text:p>
        </text:list-item>
      </text:list>
      <text:p text:style-name="P12"/>
      <text:h text:style-name="Heading_20_3" text:outline-level="3">dynamo-eval</text:h>
      <text:list xml:id="list1544485485" text:style-name="L20">
        <text:list-item>
          <text:p text:style-name="P92">Zugriff auf Dynamo DB aus Java heraus</text:p>
        </text:list-item>
        <text:list-item>
          <text:p text:style-name="P92">Shell-Promt-Basiert</text:p>
        </text:list-item>
        <text:list-item>
          <text:p text:style-name="P93">Code zum Anlegen der DB, Ver<text:span text:style-name="T30">w</text:span>alten der Items etc.</text:p>
        </text:list-item>
      </text:list>
      <text:p text:style-name="P12"/>
      <text:h text:style-name="Heading_20_2" text:outline-level="2"><text:bookmark-start text:name="__RefHeading___Toc289_1748307249"/>Datenbank, <text:span text:style-name="T16">Docker und Localstack</text:span><text:bookmark-end text:name="__RefHeading___Toc289_1748307249"/></text:h>
      <text:h text:style-name="Heading_20_3" text:outline-level="3"><text:bookmark-start text:name="__RefHeading___Toc291_1748307249"/><text:span text:style-name="T15">j</text:span>paeval<text:bookmark-end text:name="__RefHeading___Toc291_1748307249"/></text:h>
      <text:list xml:id="list2823176055" text:style-name="L16">
        <text:list-item>
          <text:p text:style-name="P80">Umfangreiche SpringBoot-App mit umfangreicher JPA-basierten Datenspeicherung</text:p>
        </text:list-item>
        <text:list-item>
          <text:p text:style-name="P81">App ist 3-<text:span text:style-name="T20">s</text:span>chichtig: Controller + Service + Repository</text:p>
        </text:list-item>
        <text:list-item>
          <text:p text:style-name="P80">CommandLineRunner + REST-C<text:span text:style-name="T19">o</text:span>ntroller</text:p>
        </text:list-item>
        <text:list-item>
          <text:p text:style-name="P82">MySQL-Datenbank wird aus dem vorgefertigten Dockerimage gestartet</text:p>
        </text:list-item>
        <text:list-item>
          <text:p text:style-name="P84">Unit-Tests (mit einlesen der Daten aus deinem SQL-Script)</text:p>
        </text:list-item>
        <text:list-item>
          <text:p text:style-name="P84"><text:soft-page-break/>Echte DB-Tests gegen MySQL-Datenbank</text:p>
        </text:list-item>
      </text:list>
      <text:p text:style-name="Text_20_body"/>
      <text:h text:style-name="Heading_20_3" text:outline-level="3"><text:bookmark-start text:name="__RefHeading___Toc293_1748307249"/>jdbc-eval<text:bookmark-end text:name="__RefHeading___Toc293_1748307249"/></text:h>
      <text:list xml:id="list220642333304471" text:continue-numbering="true" text:style-name="L16">
        <text:list-item>
          <text:p text:style-name="P83">MySQL-Datenbank wird aus dem vorgefertigten Dockerimage gestartet</text:p>
        </text:list-item>
        <text:list-item>
          <text:p text:style-name="P85">SpringBoot-App aber mit ShellComponent (!)</text:p>
        </text:list-item>
        <text:list-item>
          <text:p text:style-name="P85">Zugriff auf die DB über das JDBC-Template</text:p>
        </text:list-item>
      </text:list>
      <text:p text:style-name="P10"/>
      <text:h text:style-name="Heading_20_3" text:outline-level="3"><text:bookmark-start text:name="__RefHeading___Toc295_1748307249"/><text:span text:style-name="T15">d</text:span>ocker-eval-one<text:bookmark-end text:name="__RefHeading___Toc295_1748307249"/></text:h>
      <text:list xml:id="list1339737716" text:style-name="L17">
        <text:list-item>
          <text:p text:style-name="P86">Eine simple SpringBoot-Anwendung, die als Dockerimage gebaut wird. </text:p>
        </text:list-item>
        <text:list-item>
          <text:p text:style-name="P86">Nach dem Start als <text:s/>Dockerimage beantwortet die Anwendung HTTP-Anfragen unter Port 80.</text:p>
        </text:list-item>
      </text:list>
      <text:p text:style-name="P9"/>
      <text:h text:style-name="Heading_20_3" text:outline-level="3"><text:bookmark-start text:name="__RefHeading___Toc297_1748307249"/>docker-compose-eval<text:bookmark-end text:name="__RefHeading___Toc297_1748307249"/></text:h>
      <text:list xml:id="list3826274727" text:style-name="L18">
        <text:list-item>
          <text:p text:style-name="P87">Docker-Compose-Image mit MySQL</text:p>
        </text:list-item>
        <text:list-item>
          <text:p text:style-name="P88">Sping Boot App <text:span text:style-name="T18">mit JPA</text:span></text:p>
        </text:list-item>
        <text:list-item>
          <text:p text:style-name="P87">Über REST-Controller können DB-Daten gelesen und geschrieben werden (über JPA!)</text:p>
        </text:list-item>
      </text:list>
      <text:p text:style-name="Text_20_body"/>
      <text:h text:style-name="Heading_20_3" text:outline-level="3"><text:bookmark-start text:name="__RefHeading___Toc299_1748307249"/>localstack-eval<text:bookmark-end text:name="__RefHeading___Toc299_1748307249"/></text:h>
      <text:list xml:id="list1657978787" text:style-name="L19">
        <text:list-item>
          <text:p text:style-name="P90">Docker-Compose-Image mit localstack</text:p>
        </text:list-item>
        <text:list-item>
          <text:p text:style-name="P90">Config für unterschiedliche Profile (dev, prod)</text:p>
          <text:list>
            <text:list-item>
              <text:p text:style-name="P90">für S3 (AWS und localstack)</text:p>
            </text:list-item>
          </text:list>
        </text:list-item>
        <text:list-item>
          <text:p text:style-name="P89">Sping Boot App (CommandLineRunner) greift auf S3 zu <text:span text:style-name="T17">(schreiben, lesen)</text:span></text:p>
        </text:list-item>
        <text:list-item>
          <text:p text:style-name="P91"><text:span text:style-name="T21">K</text:span>urze Doku zu Localstack</text:p>
        </text:list-item>
      </text:list>
      <text:p text:style-name="P11"/>
      <text:p text:style-name="P14">tbd</text:p>
      <text:p text:style-name="P11"/>
      <text:h text:style-name="Heading_20_2" text:outline-level="2"><text:bookmark-start text:name="__RefHeading___Toc691_1196028016"/>Cloudformation Templates<text:bookmark-end text:name="__RefHeading___Toc691_1196028016"/></text:h>
      <text:p text:style-name="P19"/>
      <table:table table:name="Tabelle1" table:style-name="Tabelle1">
        <table:table-column table:style-name="Tabelle1.A" table:number-columns-repeated="5"/>
        <table:table-column table:style-name="Tabelle1.F"/>
        <table:table-row>
          <table:table-cell table:style-name="Tabelle1.A1" office:value-type="string">
            <text:p text:style-name="P21"/>
          </table:table-cell>
          <table:table-cell table:style-name="Tabelle1.A1" office:value-type="string">
            <text:p text:style-name="P23">Lambda</text:p>
          </table:table-cell>
          <table:table-cell table:style-name="Tabelle1.A1" office:value-type="string">
            <text:p text:style-name="P22">ECS</text:p>
          </table:table-cell>
          <table:table-cell table:style-name="Tabelle1.A1" office:value-type="string">
            <text:p text:style-name="P22">RDS</text:p>
          </table:table-cell>
          <table:table-cell table:style-name="Tabelle1.A1" office:value-type="string">
            <text:p text:style-name="P24">SQS</text:p>
          </table:table-cell>
          <table:table-cell table:style-name="Tabelle1.F1" office:value-type="string">
            <text:p text:style-name="P25">Batch</text:p>
          </table:table-cell>
        </table:table-row>
        <table:table-row>
          <table:table-cell table:style-name="Tabelle1.A2" office:value-type="string">
            <text:p text:style-name="P20">lmbdboot</text:p>
          </table:table-cell>
          <table:table-cell table:style-name="Tabelle1.A2" office:value-type="string">
            <text:p text:style-name="P31">x</text:p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30"/>
          </table:table-cell>
          <table:table-cell table:style-name="Tabelle1.F2" office:value-type="string">
            <text:p text:style-name="P30"/>
          </table:table-cell>
        </table:table-row>
        <text:soft-page-break/>
        <table:table-row>
          <table:table-cell table:style-name="Tabelle1.A2" office:value-type="string">
            <text:p text:style-name="P28">stocks</text:p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9">x</text:p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30"/>
          </table:table-cell>
          <table:table-cell table:style-name="Tabelle1.F2" office:value-type="string">
            <text:p text:style-name="P30"/>
          </table:table-cell>
        </table:table-row>
        <table:table-row>
          <table:table-cell table:style-name="Tabelle1.A2" office:value-type="string">
            <text:p text:style-name="P28">todobe</text:p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9">x</text:p>
          </table:table-cell>
          <table:table-cell table:style-name="Tabelle1.A2" office:value-type="string">
            <text:p text:style-name="P29">x</text:p>
          </table:table-cell>
          <table:table-cell table:style-name="Tabelle1.A2" office:value-type="string">
            <text:p text:style-name="P30"/>
          </table:table-cell>
          <table:table-cell table:style-name="Tabelle1.F2" office:value-type="string">
            <text:p text:style-name="P30"/>
          </table:table-cell>
        </table:table-row>
        <table:table-row>
          <table:table-cell table:style-name="Tabelle1.A2" office:value-type="string">
            <text:p text:style-name="P32">sqsjms</text:p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33">x</text:p>
          </table:table-cell>
          <table:table-cell table:style-name="Tabelle1.F2" office:value-type="string">
            <text:p text:style-name="P30"/>
          </table:table-cell>
        </table:table-row>
        <table:table-row>
          <table:table-cell table:style-name="Tabelle1.A2" office:value-type="string">
            <text:p text:style-name="P34">batcheval</text:p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30"/>
          </table:table-cell>
          <table:table-cell table:style-name="Tabelle1.F2" office:value-type="string">
            <text:p text:style-name="P35">x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30"/>
          </table:table-cell>
          <table:table-cell table:style-name="Tabelle1.F2" office:value-type="string">
            <text:p text:style-name="P30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30"/>
          </table:table-cell>
          <table:table-cell table:style-name="Tabelle1.F2" office:value-type="string">
            <text:p text:style-name="P30"/>
          </table:table-cell>
        </table:table-row>
      </table:table>
      <text:p text:style-name="P19"/>
      <text:p text:style-name="P19"/>
      <text:p text:style-name="P27"/>
      <text:p text:style-name="P26"/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21:38:06.260111895</meta:creation-date>
    <dc:date>2024-11-08T22:06:40.726777342</dc:date>
    <meta:editing-duration>PT6H42M46S</meta:editing-duration>
    <meta:editing-cycles>103</meta:editing-cycles>
    <meta:generator>LibreOffice/7.3.7.2$Linux_X86_64 LibreOffice_project/30$Build-2</meta:generator>
    <meta:document-statistic meta:table-count="1" meta:image-count="0" meta:object-count="0" meta:page-count="6" meta:paragraph-count="144" meta:word-count="586" meta:character-count="4176" meta:non-whitespace-character-count="3798"/>
  </office:meta>
</office:document-meta>
</file>